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213in" svg:height="4.7177in" svg:x="5.7343in" svg:y="1.8602in">
            <draw:object draw:notify-on-update-of-ranges="Sheet1.A2:Sheet1.A42 Sheet1.C1:Sheet1.C1 Sheet1.C2:Sheet1.C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ode</text:p>
          </table:table-cell>
          <table:table-cell office:value-type="string">
            <text:p>Name</text:p>
          </table:table-cell>
          <table:table-cell office:value-type="string">
            <text:p>edge coun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ss spec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tif similarity evidenc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mbinatorial evidenc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equence similarity evidence used in automatic asser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ll fractionation evidenc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ational combinatorial evidenc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argeting sequence prediction evidenc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NAi experimental evidenc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utant phenotyp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equence similarity evidence used in manual asser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RNA microarra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ansposon integra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utant phenotype evidence used in manual asser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FP fusion protein localization eviden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FP localiz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qRT-PC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DNA microarray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croarray RNA expression level evid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FP fusion protein localiz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ybrid interaction evid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quence orthology evidence used in manual assertion</text:p>
          </table:table-cell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7T14:39:01</dc:date>
    <dc:creator>Iddo Friedberg</dc:creator>
    <meta:generator>LibreOffice/3.5$Linux_X86_64 LibreOffice_project/350m1$Build-3</meta:generator>
    <meta:editing-duration>P0D</meta:editing-duration>
    <meta:editing-cycles>2</meta:editing-cycles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2cm" svg:height="11.984cm" xlink:href=".." xlink:type="simple" chart:class="chart:bar" chart:style-name="ch1">
        <chart:plot-area chart:style-name="ch2" table:cell-range-address="Sheet1.A2:Sheet1.A42 Sheet1.C1:Sheet1.C42" chart:data-source-has-labels="both" svg:x="0.968cm" svg:y="1.091cm" svg:width="23.938cm" svg:height="10.234cm">
          <chartooo:coordinate-region svg:x="1.589cm" svg:y="1.29cm" svg:width="23.317cm" svg:height="9.388cm"/>
          <chart:axis chart:dimension="x" chart:name="primary-x" chart:style-name="ch3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2" chart:label-cell-address="Sheet1.C1:Sheet1.C1" chart:class="chart:ba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 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42</svg:desc>
                </draw:g>
              </table:table-cell>
              <table:table-cell office:value-type="float" office:value="23">
                <text:p>23</text:p>
                <draw:g>
                  <svg:desc>Sheet1.C2:Sheet1.C42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